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69.71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14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color="#a3238e"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a3238e"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c3687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default-cell-style-name="ce6"/>
        <table:table-column table:style-name="co2" table:default-cell-style-name="ce6"/>
        <table:table-column table:style-name="co6" table:default-cell-style-name="ce5"/>
        <table:table-column table:style-name="co2" table:default-cell-style-name="Default"/>
        <table:table-row table:style-name="ro1" table:number-rows-repeated="4">
          <table:table-cell table:number-columns-repeated="3"/>
          <table:table-cell table:style-name="Default" table:number-columns-repeated="7"/>
          <table:table-cell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2"/>
          <table:table-cell table:style-name="ce3" office:value-type="string" calcext:value-type="string">
            <text:p><text:s/>STATE IN <text:s text:c="3"/></text:p>
          </table:table-cell>
          <table:table-cell table:style-name="ce3" office:value-type="string" calcext:value-type="string">
            <text:p>VALID &amp; DIRTY BIT</text:p>
          </table:table-cell>
          <table:table-cell table:style-name="ce3" office:value-type="string" calcext:value-type="string">
            <text:p>CPU OPERATIONS</text:p>
          </table:table-cell>
          <table:table-cell table:style-name="ce3" office:value-type="string" calcext:value-type="string">
            <text:p>STATE NEXT</text:p>
          </table:table-cell>
          <table:table-cell table:style-name="ce2" office:value-type="string" calcext:value-type="string">
            <text:p>VALID &amp; DIRTY BIT</text:p>
          </table:table-cell>
          <table:table-cell table:style-name="ce2" office:value-type="string" calcext:value-type="string">
            <text:p>USED BIT </text:p>
          </table:table-cell>
          <table:table-cell table:style-name="ce3" office:value-type="string" calcext:value-type="string">
            <text:p>COMMENTS</text:p>
          </table:table-cell>
          <table:table-cell table:style-name="ce2" office:value-type="string" calcext:value-type="string">
            <text:p>Execution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style-name="ce5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INVALID</text:p>
          </table:table-cell>
          <table:table-cell office:value-type="string" calcext:value-type="string">
            <text:p>0/1 <text:s text:c="3"/>&amp; <text:s text:c="2"/>0/1</text:p>
          </table:table-cell>
          <table:table-cell office:value-type="string" calcext:value-type="string">
            <text:p>CPU READ MISS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1 <text:s text:c="3"/>&amp; <text:s text:c="3"/>0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Uncached location, after read miss data come to cache, becomes valid and non-dirty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NVALID</text:p>
          </table:table-cell>
          <table:table-cell office:value-type="string" calcext:value-type="string">
            <text:p>0/1 <text:s text:c="3"/>&amp; <text:s text:c="2"/>0/1</text:p>
          </table:table-cell>
          <table:table-cell office:value-type="string" calcext:value-type="string">
            <text:p>CPU WRITE MISS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1 <text:s text:c="2"/>&amp; <text:s text:c="3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uncached location, after write miss data come to cache, becomes valid and dirty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office:value-type="string" calcext:value-type="string">
            <text:p>1 <text:s text:c="4"/>&amp; <text:s text:c="4"/>0</text:p>
          </table:table-cell>
          <table:table-cell office:value-type="string" calcext:value-type="string">
            <text:p>CPU READ HIT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1 <text:s text:c="2"/>&amp; <text:s text:c="2"/>0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ared location after read hit remains share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office:value-type="string" calcext:value-type="string">
            <text:p>1 <text:s text:c="4"/>&amp; <text:s text:c="4"/>0</text:p>
          </table:table-cell>
          <table:table-cell office:value-type="string" calcext:value-type="string">
            <text:p>CPU WRITE HIT</text:p>
          </table:table-cell>
          <table:table-cell office:value-type="string" calcext:value-type="string">
            <text:p>MODIFEID</text:p>
          </table:table-cell>
          <table:table-cell office:value-type="string" calcext:value-type="string">
            <text:p><text:s/>1 <text:s text:c="2"/>&amp; <text:s text:c="4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ared location after write hit becomes modifie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office:value-type="string" calcext:value-type="string">
            <text:p>1 <text:s text:c="4"/>&amp; <text:s text:c="4"/>0</text:p>
          </table:table-cell>
          <table:table-cell office:value-type="string" calcext:value-type="string">
            <text:p>CPU READ MISS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1 <text:s text:c="3"/>&amp; <text:s text:c="3"/>0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ared location after read miss remains share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HARED</text:p>
          </table:table-cell>
          <table:table-cell office:value-type="string" calcext:value-type="string">
            <text:p>1 <text:s text:c="4"/>&amp; <text:s text:c="4"/>0</text:p>
          </table:table-cell>
          <table:table-cell office:value-type="string" calcext:value-type="string">
            <text:p>CPU WRITE MISS</text:p>
          </table:table-cell>
          <table:table-cell office:value-type="string" calcext:value-type="string">
            <text:p>MODIFEID</text:p>
          </table:table-cell>
          <table:table-cell office:value-type="string" calcext:value-type="string">
            <text:p>1 <text:s text:c="2"/>&amp; <text:s text:c="3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shared location after write miss becomes modified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office:value-type="string" calcext:value-type="string">
            <text:p>1 <text:s text:c="5"/>&amp; <text:s text:c="3"/>1</text:p>
          </table:table-cell>
          <table:table-cell office:value-type="string" calcext:value-type="string">
            <text:p>CPU READ HIT</text:p>
          </table:table-cell>
          <table:table-cell office:value-type="string" calcext:value-type="string">
            <text:p>MODIFEID</text:p>
          </table:table-cell>
          <table:table-cell office:value-type="string" calcext:value-type="string">
            <text:p>1 <text:s text:c="3"/>&amp; <text:s text:c="2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exclusive data, after read hit remains in modified stat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office:value-type="string" calcext:value-type="string">
            <text:p>1 <text:s text:c="5"/>&amp; <text:s text:c="3"/>1</text:p>
          </table:table-cell>
          <table:table-cell office:value-type="string" calcext:value-type="string">
            <text:p>CPU WRITE HIT</text:p>
          </table:table-cell>
          <table:table-cell office:value-type="string" calcext:value-type="string">
            <text:p>MODIFEID</text:p>
          </table:table-cell>
          <table:table-cell office:value-type="string" calcext:value-type="string">
            <text:p>1 <text:s text:c="3"/>&amp; <text:s text:c="3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exclusive data, after write hit remains in modified stat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office:value-type="string" calcext:value-type="string">
            <text:p>1 <text:s text:c="5"/>&amp; <text:s text:c="3"/>1</text:p>
          </table:table-cell>
          <table:table-cell office:value-type="string" calcext:value-type="string">
            <text:p>CPU READ MISS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1 <text:s text:c="3"/>&amp; <text:s text:c="3"/>0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exclusive data, after read miss becomes shared data, written back to memory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MODIFIED</text:p>
          </table:table-cell>
          <table:table-cell office:value-type="string" calcext:value-type="string">
            <text:p>1 <text:s text:c="5"/>&amp; <text:s text:c="3"/>1</text:p>
          </table:table-cell>
          <table:table-cell office:value-type="string" calcext:value-type="string">
            <text:p>CPU WRITE MISS</text:p>
          </table:table-cell>
          <table:table-cell office:value-type="string" calcext:value-type="string">
            <text:p>MODIFEID</text:p>
          </table:table-cell>
          <table:table-cell office:value-type="string" calcext:value-type="string">
            <text:p><text:s/>1 <text:s text:c="2"/>&amp; <text:s text:c="4"/>1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exclusive data, after write miss remains in modified state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NOTE : <text:s/>If a location is in Shared state then dirty bit cannot be 0</text:p>
          </table:table-cell>
          <table:table-cell table:style-name="ce1"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<text:s text:c="13"/>If a location is in Modified state then it contains Exclusive data so Dirty Bit will be always ON.</text:p>
          </table:table-cell>
          <table:table-cell table:style-name="ce1"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<text:s text:c="13"/>If a location is in Invalid state then it will be regarded as the Uncached state, whatever my be the value of V and D bits, will not be considered.</text:p>
          </table:table-cell>
          <table:table-cell table:style-name="ce1"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<text:s text:c="13"/>and whatever may be the operations read or write will be Miss, hit cannot happen.</text:p>
          </table:table-cell>
          <table:table-cell table:style-name="ce1"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2"/>Other state combinations will be considered as Error <text:s/>state.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5T13:00:31.757982826</meta:creation-date>
    <dc:date>2024-01-25T17:03:39.040310238</dc:date>
    <meta:editing-duration>PT40M43S</meta:editing-duration>
    <meta:editing-cycles>4</meta:editing-cycles>
    <meta:generator>LibreOffice/6.0.7.3$Linux_X86_64 LibreOffice_project/00m0$Build-3</meta:generator>
    <meta:document-statistic meta:table-count="1" meta:cell-count="83" meta:object-count="0"/>
  </office:meta>
</office:document-meta>
</file>